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TeX Gyre Cursor" svg:font-family="'TeX Gyre Cursor'" style:font-pitch="fixed"/>
    <style:font-face style:name="Ubuntu Mono" svg:font-family="'Ubuntu Mono'" style:font-pitch="fixed"/>
    <style:font-face style:name="Liberation Serif1" svg:font-family="'Liberation Serif'" style:font-pitch="variable"/>
    <style:font-face style:name="Ubuntu" svg:font-family="Ubuntu" style:font-pitch="variable"/>
    <style:font-face style:name="Ubuntu Mono2" svg:font-family="'Ubuntu Mono'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3.199cm" fo:margin-left="1.85cm" table:align="left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11.74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395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fo:font-size="10pt" officeooo:rsid="001831c3" officeooo:paragraph-rsid="001831c3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fo:font-size="10pt" style:font-size-asian="10pt" style:font-size-complex="10pt"/>
    </style:style>
    <style:style style:name="P3" style:family="paragraph" style:parent-style-name="Standard">
      <style:text-properties style:use-window-font-color="true" fo:font-size="10pt" style:font-size-asian="10pt" style:font-size-complex="10pt"/>
    </style:style>
    <style:style style:name="P4" style:family="paragraph" style:parent-style-name="Standard">
      <style:text-properties style:use-window-font-color="true" fo:font-size="10pt" officeooo:paragraph-rsid="0028fc67" style:font-size-asian="10pt" style:font-size-complex="10pt"/>
    </style:style>
    <style:style style:name="P5" style:family="paragraph" style:parent-style-name="Standard">
      <style:text-properties style:use-window-font-color="true" fo:font-size="10pt" officeooo:paragraph-rsid="001520c6" style:font-size-asian="10pt" style:font-size-complex="10pt"/>
    </style:style>
    <style:style style:name="P6" style:family="paragraph" style:parent-style-name="Standard">
      <style:paragraph-properties fo:line-height="100%"/>
      <style:text-properties style:use-window-font-color="true" fo:font-size="10pt" style:font-size-asian="10pt" style:font-size-complex="10pt"/>
    </style:style>
    <style:style style:name="P7" style:family="paragraph" style:parent-style-name="Standard">
      <style:text-properties style:use-window-font-color="true" fo:font-size="10pt" officeooo:paragraph-rsid="001831c3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0pt" officeooo:paragraph-rsid="002a8d20" style:font-size-asian="10pt" style:font-size-complex="10pt"/>
    </style:style>
    <style:style style:name="P9" style:family="paragraph" style:parent-style-name="Standard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size="10pt" fo:font-weight="normal" officeooo:paragraph-rsid="002a8d20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Ubuntu Mono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Ubuntu Mono" fo:font-size="8pt" fo:font-weight="normal" officeooo:rsid="001b8b08" officeooo:paragraph-rsid="001b8b08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bold" officeooo:paragraph-rsid="001a5d94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bold" officeooo:paragraph-rsid="001b8b08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bold" officeooo:rsid="001b8b08" officeooo:paragraph-rsid="001b8b08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normal" officeooo:paragraph-rsid="0018cb0f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normal" officeooo:paragraph-rsid="0019f063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normal" officeooo:paragraph-rsid="001a5d94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normal" officeooo:paragraph-rsid="001d4380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normal" officeooo:paragraph-rsid="001b8b08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normal" officeooo:rsid="001b8b08" officeooo:paragraph-rsid="001b8b08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style="normal" fo:font-weight="normal" officeooo:rsid="0018cb0f" officeooo:paragraph-rsid="0018cb0f" style:font-size-asian="10pt" style:font-style-asian="normal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style="normal" fo:font-weight="normal" officeooo:rsid="00194a13" officeooo:paragraph-rsid="00194a13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style="normal" fo:font-weight="normal" officeooo:rsid="0019f063" officeooo:paragraph-rsid="0019f063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style="normal" style:text-underline-style="none" fo:font-weight="normal" officeooo:rsid="001a5d94" officeooo:paragraph-rsid="0019f063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bold" officeooo:rsid="001b8b08" officeooo:paragraph-rsid="001b8b08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use-window-font-color="true" officeooo:paragraph-rsid="0019f063"/>
    </style:style>
    <style:style style:name="P34" style:family="paragraph" style:parent-style-name="Standard">
      <style:paragraph-properties fo:text-align="start" style:justify-single-word="false"/>
      <style:text-properties style:use-window-font-color="true" officeooo:paragraph-rsid="001a41f3"/>
    </style:style>
    <style:style style:name="P35" style:family="paragraph" style:parent-style-name="Standard" style:list-style-name="L1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 style:list-style-name="L2">
      <style:paragraph-properties fo:line-height="100%"/>
      <style:text-properties style:use-window-font-color="true" fo:font-size="10pt" fo:font-weight="normal" officeooo:paragraph-rsid="001831c3" style:font-size-asian="10pt" style:font-weight-asian="normal" style:font-size-complex="10pt" style:font-weight-complex="normal"/>
    </style:style>
    <style:style style:name="P37" style:family="paragraph" style:parent-style-name="Standard" style:list-style-name="L3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 style:list-style-name="L3">
      <style:text-properties style:use-window-font-color="true" fo:font-size="10pt" fo:font-weight="normal" officeooo:rsid="0016b564" officeooo:paragraph-rsid="0016b564" style:font-size-asian="10pt" style:font-weight-asian="normal" style:font-size-complex="10pt" style:font-weight-complex="normal"/>
    </style:style>
    <style:style style:name="P39" style:family="paragraph" style:parent-style-name="Standard" style:list-style-name="L4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40" style:family="paragraph" style:parent-style-name="Standard" style:list-style-name="L5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41" style:family="paragraph" style:parent-style-name="Standard" style:list-style-name="L6">
      <style:text-properties style:use-window-font-color="true" fo:font-size="10pt" fo:font-weight="normal" officeooo:rsid="002a8d20" officeooo:paragraph-rsid="002a8d20" style:font-size-asian="10pt" style:font-weight-asian="normal" style:font-size-complex="10pt" style:font-weight-complex="normal"/>
    </style:style>
    <style:style style:name="P42" style:family="paragraph" style:parent-style-name="Standard" style:list-style-name="L3"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43" style:family="paragraph" style:parent-style-name="Standard" style:list-style-name="L2">
      <style:text-properties style:use-window-font-color="true" fo:font-size="10pt" officeooo:paragraph-rsid="001831c3" style:font-size-asian="10pt" style:font-size-complex="10pt"/>
    </style:style>
    <style:style style:name="P44" style:family="paragraph" style:parent-style-name="Standard" style:list-style-name="L6">
      <style:paragraph-properties fo:text-align="start" style:justify-single-word="false"/>
      <style:text-properties style:use-window-font-color="true" fo:font-size="10pt" officeooo:paragraph-rsid="002a8d20" style:font-size-asian="10pt" style:font-size-complex="10pt"/>
    </style:style>
    <style:style style:name="P45" style:family="paragraph" style:parent-style-name="Standard" style:list-style-name="L3">
      <style:text-properties style:use-window-font-color="true" fo:font-size="10pt" fo:font-style="normal" fo:font-weight="normal" officeooo:rsid="0023454b" officeooo:paragraph-rsid="002a8d20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 style:list-style-name="L3">
      <style:text-properties style:use-window-font-color="true" officeooo:paragraph-rsid="002a8d20"/>
    </style:style>
    <style:style style:name="P47" style:family="paragraph" style:parent-style-name="Standard" style:list-style-name="L7">
      <style:paragraph-properties fo:text-align="start" style:justify-single-word="false"/>
      <style:text-properties style:use-window-font-color="true"/>
    </style:style>
    <style:style style:name="P48" style:family="paragraph" style:parent-style-name="Standard" style:list-style-name="L7">
      <style:paragraph-properties fo:text-align="start" style:justify-single-word="false"/>
      <style:text-properties style:use-window-font-color="true" officeooo:paragraph-rsid="0018cb0f"/>
    </style:style>
    <style:style style:name="P49" style:family="paragraph" style:parent-style-name="Standard" style:list-style-name="L7">
      <style:paragraph-properties fo:text-align="start" style:justify-single-word="false"/>
      <style:text-properties style:use-window-font-color="true" officeooo:paragraph-rsid="00194a13"/>
    </style:style>
    <style:style style:name="P50" style:family="paragraph" style:parent-style-name="Standard" style:list-style-name="L7">
      <style:paragraph-properties fo:text-align="start" style:justify-single-word="false"/>
      <style:text-properties style:use-window-font-color="true" officeooo:paragraph-rsid="0019f063"/>
    </style:style>
    <style:style style:name="P51" style:family="paragraph" style:parent-style-name="Standard" style:list-style-name="L7">
      <style:paragraph-properties fo:text-align="start" style:justify-single-word="false"/>
      <style:text-properties style:use-window-font-color="true" style:font-name="Liberation Serif" fo:font-size="10pt" fo:font-style="normal" fo:font-weight="normal" officeooo:rsid="0018cb0f" style:font-size-asian="10pt" style:font-style-asian="normal" style:font-weight-asian="normal" style:font-size-complex="10pt" style:font-weight-complex="normal"/>
    </style:style>
    <style:style style:name="P52" style:family="paragraph">
      <loext:graphic-properties draw:fill="solid" draw:fill-color="#e8e8e8"/>
      <style:paragraph-properties style:writing-mode="lr-tb"/>
      <style:text-properties style:font-name="Ubuntu Mono" fo:font-size="10pt" style:font-size-asian="10pt" style:font-name-complex="Liberation Serif2" style:font-size-complex="10pt"/>
    </style:style>
    <style:style style:name="P53" style:family="paragraph">
      <loext:graphic-properties draw:fill="solid" draw:fill-color="#e8e8e8"/>
      <style:paragraph-properties style:writing-mode="lr-tb"/>
      <style:text-properties style:font-name="Liberation Serif2" fo:font-size="10pt" style:font-size-asian="10pt" style:font-name-complex="Liberation Serif2" style:font-size-complex="10pt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bb46d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officeooo:rsid="0016b56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5d94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bb46d" style:font-style-asian="normal" style:font-style-complex="normal"/>
    </style:style>
    <style:style style:name="T9" style:family="text">
      <style:text-properties fo:font-style="normal" officeooo:rsid="0023454b" style:font-style-asian="normal" style:font-style-complex="normal"/>
    </style:style>
    <style:style style:name="T10" style:family="text">
      <style:text-properties officeooo:rsid="001831c3"/>
    </style:style>
    <style:style style:name="T11" style:family="text">
      <style:text-properties style:font-name="Ubuntu Mono"/>
    </style:style>
    <style:style style:name="T12" style:family="text">
      <style:text-properties style:font-name="Ubuntu Mono" fo:font-size="10pt" fo:font-style="normal" fo:font-weight="normal" officeooo:rsid="0019f063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Ubuntu Mono" fo:font-size="8pt" style:font-size-asian="8pt" style:font-size-complex="8pt"/>
    </style:style>
    <style:style style:name="T14" style:family="text">
      <style:text-properties style:font-name="Ubuntu Mono" officeooo:rsid="001a5d94"/>
    </style:style>
    <style:style style:name="T15" style:family="text">
      <style:text-properties style:font-name="Ubuntu Mono1" fo:font-size="10pt" fo:font-style="normal" fo:font-weight="normal" officeooo:rsid="0018cb0f" style:font-size-asian="10pt" style:font-style-asian="normal" style:font-weight-asian="normal"/>
    </style:style>
    <style:style style:name="T16" style:family="text">
      <style:text-properties style:font-name="Ubuntu Mono1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17" style:family="text">
      <style:text-properties style:font-name="Ubuntu Mono1" fo:font-size="10pt" fo:font-style="normal" fo:font-weight="normal" officeooo:rsid="0018cb0f" style:font-size-asian="10pt" style:font-style-asian="normal" style:font-weight-asian="normal" style:font-size-complex="10pt" style:font-weight-complex="normal"/>
    </style:style>
    <style:style style:name="T18" style:family="text">
      <style:text-properties style:font-name="Ubuntu Mono1" fo:font-size="10pt" fo:font-style="normal" fo:font-weight="normal" officeooo:rsid="0018cb0f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Liberation Serif" fo:font-size="10pt" fo:font-style="normal" fo:font-weight="normal" officeooo:rsid="0018cb0f" style:font-size-asian="10pt" style:font-style-asian="normal" style:font-weight-asian="normal" style:font-size-complex="10pt" style:font-weight-complex="normal"/>
    </style:style>
    <style:style style:name="T20" style:family="text">
      <style:text-properties style:font-name="Liberation Serif" fo:font-size="10pt" fo:font-style="normal" fo:font-weight="normal" officeooo:rsid="00194a13" style:font-size-asian="10pt" style:font-style-asian="normal" style:font-weight-asian="normal" style:font-size-complex="10pt" style:font-weight-complex="normal"/>
    </style:style>
    <style:style style:name="T21" style:family="text">
      <style:text-properties style:font-name="Liberation Serif" fo:font-size="10pt" fo:font-style="normal" fo:font-weight="normal" officeooo:rsid="00194a13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Liberation Serif" fo:font-size="10pt" fo:font-style="normal" fo:font-weight="normal" officeooo:rsid="0019f063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font-name="Liberation Serif" fo:font-size="10pt" fo:font-style="normal" fo:font-weight="normal" officeooo:rsid="001a41f3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font-name="Liberation Serif" fo:font-size="10pt" fo:font-style="normal" fo:font-weight="normal" officeooo:rsid="001f7b58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Liberation Serif" fo:font-size="10pt" fo:font-style="normal" style:text-underline-style="none" fo:font-weight="normal" officeooo:rsid="0019f063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Liberation Serif" fo:font-size="10pt" fo:font-style="normal" style:text-underline-style="none" fo:font-weight="normal" officeooo:rsid="001a5d94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font-name="Liberation Serif" fo:font-size="10pt" fo:font-style="italic" fo:font-weight="normal" officeooo:rsid="00194a13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style:font-name="Liberation Serif" fo:font-size="10pt" fo:font-style="italic" fo:font-weight="normal" officeooo:rsid="0019f063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19f063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style:font-name="TlwgTypewriter" fo:font-size="10pt" fo:font-style="normal" fo:font-weight="normal" officeooo:rsid="00194a13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TlwgTypewriter" fo:font-size="10pt" fo:font-style="normal" fo:font-weight="normal" officeooo:rsid="0019f063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font-name="TlwgTypewriter" officeooo:rsid="001a5d94"/>
    </style:style>
    <style:style style:name="T33" style:family="text">
      <style:text-properties style:font-name="TeX Gyre Cursor" fo:font-size="10pt" fo:font-style="normal" fo:font-weight="normal" officeooo:rsid="00194a13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officeooo:rsid="0019f063"/>
    </style:style>
    <style:style style:name="T35" style:family="text">
      <style:text-properties officeooo:rsid="001a41f3"/>
    </style:style>
    <style:style style:name="T36" style:family="text">
      <style:text-properties officeooo:rsid="001a5d94"/>
    </style:style>
    <style:style style:name="T37" style:family="text">
      <style:text-properties style:text-position="sub 58%" style:font-name="Liberation Serif" fo:font-size="10pt" fo:font-style="normal" fo:font-weight="normal" officeooo:rsid="001a5d94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text-position="sub 58%" style:font-name="Liberation Serif" fo:font-size="10pt" fo:font-style="italic" fo:font-weight="normal" officeooo:rsid="001a5d94" style:font-size-asian="10pt" style:font-style-asian="italic" style:font-weight-asian="normal" style:font-size-complex="10pt" style:font-style-complex="italic" style:font-weight-complex="normal"/>
    </style:style>
    <style:style style:name="T39" style:family="text">
      <style:text-properties officeooo:rsid="001b8b08"/>
    </style:style>
    <style:style style:name="T40" style:family="text">
      <style:text-properties officeooo:rsid="00211ccd"/>
    </style:style>
    <style:style style:name="T41" style:family="text">
      <style:text-properties officeooo:rsid="002a8d20"/>
    </style:style>
    <style:style style:name="T42" style:family="text">
      <style:text-properties fo:font-size="10pt" fo:font-weight="normal" style:font-size-asian="10pt" style:font-weight-asian="normal" style:font-size-complex="10pt" style:font-weight-complex="normal"/>
    </style:style>
    <style:style style:name="T4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4" style:family="text">
      <style:text-properties officeooo:rsid="0023454b"/>
    </style:style>
    <style:style style:name="T45" style:family="text">
      <style:text-properties officeooo:rsid="002f6ea5"/>
    </style:style>
    <style:style style:name="T46" style:family="text">
      <style:text-properties officeooo:rsid="0030b940"/>
    </style:style>
    <style:style style:name="T47" style:family="text">
      <style:text-properties fo:font-weight="normal" officeooo:rsid="002a8d20" style:font-weight-asian="normal" style:font-weight-complex="normal"/>
    </style:style>
    <style:style style:name="T48" style:family="text">
      <style:text-properties fo:font-weight="normal" officeooo:rsid="002d3c42" style:font-weight-asian="normal" style:font-weight-complex="normal"/>
    </style:style>
    <style:style style:name="T49" style:family="text">
      <style:text-properties officeooo:rsid="001be058"/>
    </style:style>
    <style:style style:name="T50" style:family="text">
      <style:text-properties style:font-name="Ubuntu Mono" fo:font-size="10pt" style:font-size-asian="10pt" style:font-name-complex="Liberation Serif2" style:font-size-complex="10pt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style:font-name="Ubuntu Mono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solid" svg:stroke-color="#000000" draw:fill="solid" draw:fill-color="#e8e8e8" fo:min-height="2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solid" draw:fill-color="#e8e8e8" fo:min-height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2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paragraph" draw:z-index="0" draw:name="Shape1" draw:style-name="gr3" draw:text-style-name="P55" svg:width="17.767cm" svg:height="2.68cm" svg:x="-0.483cm" svg:y="0.189cm"><draw:text-box><text:p text:style-name="P54"><text:span text:style-name="T51">CS 327: Compilers <text:s text:c="34"/></text:span><text:span text:style-name="T51"><text:s text:c="66"/></text:span><text:span text:style-name="T51"><text:s text:c="13"/>January 2026</text:span></text:p><text:p text:style-name="P54"><text:span text:style-name="T51"/></text:p><text:p text:style-name="P54"><text:span text:style-name="T51">Scanning &amp; Parsing for </text:span><text:span text:style-name="T52">yapl</text:span><text:span text:style-name="T51">: a C-like </text:span><text:span text:style-name="T51">Language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3">Task</text:p>
      <text:p text:style-name="P3">Write input files for lex and yacc to generate lexical analyzer and parser for the following language description.</text:p>
      <text:p text:style-name="P3"/>
      <text:p text:style-name="P5">This language specification conforms to the ANSI C-2011 standard with the following requirements/modifications:</text:p>
      <text:p text:style-name="P6"/>
      <text:p text:style-name="P3">• The language constructs:</text:p>
      <text:list xml:id="list4224856184" text:style-name="L1">
        <text:list-item>
          <text:p text:style-name="P35">global variables, both normal as well as extern.</text:p>
        </text:list-item>
        <text:list-item>
          <text:p text:style-name="P35">function declaration, function definition, and function call (including recursion).</text:p>
        </text:list-item>
        <text:list-item>
          <text:p text:style-name="P35">for loop, while loop, do-while.</text:p>
        </text:list-item>
        <text:list-item>
          <text:p text:style-name="P35">if, if-else, if-else-if (nested/ladder) {if condition can be any expression including a literals/constants}.</text:p>
        </text:list-item>
        <text:list-item>
          <text:p text:style-name="P35">switch/case with case labeled with ‘:’, must support fall-through, must support <text:span text:style-name="T40">the optional </text:span>default clause.</text:p>
        </text:list-item>
        <text:list-item>
          <text:p text:style-name="P35">variable declaration, definition, initialization locally/globally {multiple variables comma-separated}.</text:p>
        </text:list-item>
        <text:list-item>
          <text:p text:style-name="P35">strings (of the forms “...” (single), “...” “...” (multiple)), character, integer and floating point literals.</text:p>
        </text:list-item>
        <text:list-item>
          <text:p text:style-name="P35">single (//) and multi-line (/*...*/) comments {multi-line comments should be properly closed lexically}.</text:p>
        </text:list-item>
        <text:list-item>
          <text:p text:style-name="P35">break, continue, and return statements.</text:p>
        </text:list-item>
        <text:list-item>
          <text:p text:style-name="P35">a statement must end in a semi-colon ‘;’ like the usual standard of C.</text:p>
        </text:list-item>
      </text:list>
      <text:p text:style-name="P9"/>
      <text:p text:style-name="P7">• The supported data types are:</text:p>
      <text:list xml:id="list3040399891" text:style-name="L2">
        <text:list-item>
          <text:p text:style-name="P43"><text:span text:style-name="T7">primary</text:span>: int, long, short, float, double, void, char and their pointers.</text:p>
        </text:list-item>
        <text:list-item>
          <text:p text:style-name="P43"><text:span text:style-name="T7">user-defined</text:span>: structures (struct) {pointer dereferences must support arbitrary level of indirection.}</text:p>
        </text:list-item>
        <text:list-item>
          <text:p text:style-name="P36"><text:span text:style-name="T7">derived</text:span>: functions, arrays, and pointers: all supported data types. <text:span text:style-name="T4">{no need to support function pointers.}</text:span></text:p>
        </text:list-item>
      </text:list>
      <text:p text:style-name="P9"/>
      <text:p text:style-name="P9">• Supported operators (precedence and associativity same as in C):</text:p>
      <text:list xml:id="list219808204" text:style-name="L3">
        <text:list-item>
          <text:p text:style-name="P37"><text:span text:style-name="T1">relational operators</text:span>: &lt;, &gt;, ==, &lt;=, &gt;=, !=</text:p>
        </text:list-item>
        <text:list-item>
          <text:p text:style-name="P42"><text:span text:style-name="T1">unary operators</text:span>: +, −, !, ∗, &amp;, ~</text:p>
        </text:list-item>
        <text:list-item>
          <text:p text:style-name="P37"><text:span text:style-name="T1">binary operator</text:span><text:span text:style-name="T2">s</text:span>: +, −, ∗, &amp;, |, /, %, ^</text:p>
        </text:list-item>
        <text:list-item>
          <text:p text:style-name="P37"><text:span text:style-name="T1">logical operator</text:span>: &amp;&amp;, ||</text:p>
        </text:list-item>
        <text:list-item>
          <text:p text:style-name="P37"><text:span text:style-name="T1">assignment operator</text:span>: =</text:p>
        </text:list-item>
        <text:list-item>
          <text:p text:style-name="P37"><text:span text:style-name="T1">suffix/postfix increment and decrement</text:span>: ++, --</text:p>
        </text:list-item>
        <text:list-item>
          <text:p text:style-name="P37"><text:span text:style-name="T1">structure field access operators</text:span>: -&gt;, .</text:p>
        </text:list-item>
        <text:list-item>
          <text:p text:style-name="P38"><text:span text:style-name="T1">pointers</text:span>: *, &amp; {pointer dereferences must support arbitrary/<text:span text:style-name="T10">multiple</text:span> level of indirection, <text:span text:style-name="T10">i.e., int *****p;</text:span>.}</text:p>
        </text:list-item>
        <text:list-item>
          <text:p text:style-name="P37"><text:span text:style-name="T1">function call</text:span>: () {any valid expression inside including <text:span text:style-name="T10">blank, </text:span>constants, and literals}</text:p>
        </text:list-item>
        <text:list-item>
          <text:p text:style-name="P37"><text:span text:style-name="T1">array subscripting</text:span>: [] {any valid expression inside including constants and literals}</text:p>
        </text:list-item>
        <text:list-item>
          <text:p text:style-name="P37">sizeof() {operands: &lt;typename&gt; or unary expression}</text:p>
        </text:list-item>
        <text:list-item>
          <text:p text:style-name="P46"><text:span text:style-name="T43">typecast</text:span><text:span text:style-name="T42">: (&lt;typename&gt;)</text:span></text:p>
          <text:p text:style-name="P45"/>
        </text:list-item>
      </text:list>
      <text:p text:style-name="P9">• Constructs <text:span text:style-name="T5">NOT</text:span> supported by this language:</text:p>
      <text:list xml:id="list3187441892" text:style-name="L4">
        <text:list-item>
          <text:p text:style-name="P39"><text:span text:style-name="T1">preprocessors</text:span>: none allowed. {no #includes, #defines needed anywhere}</text:p>
        </text:list-item>
        <text:list-item>
          <text:p text:style-name="P39">... (ellipsis), ?: (ternary operator) {function vararg list specification not required}</text:p>
        </text:list-item>
      </text:list>
      <text:list xml:id="list4058285252" text:style-name="L5">
        <text:list-item>
          <text:p text:style-name="P40"><text:span text:style-name="T1">operators</text:span>: &gt;&gt;=, &lt;&lt;=, +=, -=, *=, /=, %=, &amp;=, ^=, |=, &lt;&lt;, &gt;&gt;</text:p>
        </text:list-item>
        <text:list-item>
          <text:p text:style-name="P40"><text:span text:style-name="T1">constructs/keywords</text:span>: auto, const, goto, inline, register, restrict, signed, static, typedef, unsigned, enum, union,volatile, _Alignas, _Alignof, _Atomic, _Bool, _Complex, _Generic, _Imaginary, _Noreturn, _Static_assert, _Thread_local, __func__</text:p>
        </text:list-item>
      </text:list>
      <text:p text:style-name="P9"/>
      <text:p text:style-name="P9">• The following operator is <text:span text:style-name="T3">introduced</text:span>:</text:p>
      <text:p text:style-name="P10"/>
      <table:table table:name="Table1" table:style-name="Table1">
        <table:table-column table:style-name="Table1.A"/>
        <table:table-column table:style-name="Table1.B"/>
        <table:table-row table:style-name="TableLine94815555862624">
          <table:table-cell table:style-name="Table1.A1" office:value-type="string">
            <text:p text:style-name="P1">Operator</text:p>
          </table:table-cell>
          <table:table-cell table:style-name="Table1.B1" office:value-type="string">
            <text:p text:style-name="P1">Description</text:p>
          </table:table-cell>
        </table:table-row>
        <table:table-row table:style-name="Table1.2">
          <table:table-cell table:style-name="Table1.A2" office:value-type="string">
            <text:p text:style-name="P1">&lt;=&gt;</text:p>
          </table:table-cell>
          <table:table-cell table:style-name="Table1.B2" office:value-type="string">
            <text:p text:style-name="P2"><text:span text:style-name="T1">Three way comparison</text:span>.</text:p>
            <text:p text:style-name="P2">a&lt;=&gt;b returns the values −1, 0, or 1 depending on whether <text:span text:style-name="T10">a</text:span> &lt; <text:span text:style-name="T10">b</text:span>, <text:span text:style-name="T10">a</text:span> =<text:span text:style-name="T10">=</text:span> <text:span text:style-name="T10">b</text:span>, or <text:span text:style-name="T10">a</text:span> &gt; <text:span text:style-name="T10">b</text:span>.</text:p>
            <text:p text:style-name="P1">Precedence and associativity same as: &lt;, &gt;, &lt;=, &gt;=</text:p>
          </table:table-cell>
        </table:table-row>
      </table:table>
      <text:p text:style-name="P12"/>
      <text:p text:style-name="P11"><text:span text:style-name="T5">Note</text:span>: </text:p>
      <text:p text:style-name="P11"><text:soft-page-break/><text:span text:style-name="T41">1. </text:span>The <text:span text:style-name="T45">ANSI </text:span>C-<text:span text:style-name="T46">2011</text:span> keywords that are not a part of this language can be used as identifiers. </text:p>
      <text:p text:style-name="P8"><text:span text:style-name="T8">2. </text:span><text:span text:style-name="T9">No need to handle</text:span><text:span text:style-name="T44">: </text:span></text:p>
      <text:list xml:id="list1910844772" text:style-name="L6">
        <text:list-item>
          <text:p text:style-name="P41">Semantics and expression evaluations.</text:p>
        </text:list-item>
        <text:list-item>
          <text:p text:style-name="P41">Track whether a variable, structure, function is declared/defined before being used.</text:p>
        </text:list-item>
        <text:list-item>
          <text:p text:style-name="P44"><text:span text:style-name="T47">Type of a variable, </text:span><text:span text:style-name="T48">structure, </text:span><text:span text:style-name="T47">function, type checking.</text:span></text:p>
        </text:list-item>
      </text:list>
      <text:p text:style-name="P10"/>
      <text:p text:style-name="P14">Input</text:p>
      <text:p text:style-name="P10">The input to the parser will be a program which may or may not be valid according to the above language description.</text:p>
      <text:p text:style-name="P10">Sample execution format:</text:p>
      <text:p text:style-name="P10"/>
      <text:p text:style-name="P15">$ ./a.out [filename.c]</text:p>
      <text:p text:style-name="P10"/>
      <text:p text:style-name="P10"><text:span text:style-name="T5">Note</text:span>: input file <text:span text:style-name="T11">[filename.c]</text:span> should be passed as command line argument to <text:span text:style-name="T11">a.out</text:span></text:p>
      <text:p text:style-name="P15"/>
      <text:p text:style-name="P17">Output</text:p>
      <text:p text:style-name="P21"><text:span text:style-name="T34">[1]</text:span> <text:span text:style-name="T3">If the program is parsed successfully, then the following should be printed</text:span>:</text:p>
      <text:p text:style-name="P21"><draw:frame text:anchor-type="paragraph" draw:z-index="1" draw:name="Shape2" draw:style-name="gr1" draw:text-style-name="P52" svg:width="4.691cm" svg:height="2.472cm" svg:x="0.737cm" svg:y="0.377cm"><draw:text-box><text:p><text:span text:style-name="T50">***parsing successful***</text:span></text:p><text:p><text:span text:style-name="T50">#global_declarations = @</text:span></text:p><text:p><text:span text:style-name="T50">#function_definitions = @</text:span></text:p><text:p><text:span text:style-name="T50">#integer_constants = @</text:span></text:p><text:p><text:span text:style-name="T50">#pointers_declarations = @</text:span></text:p><text:p><text:span text:style-name="T50">#ifs_without_else = @</text:span></text:p><text:p><text:span text:style-name="T50">if-else max-depth = @</text:span></text:p></draw:text-box></draw:frame><text:s/></text:p>
      <text:p text:style-name="P21"/>
      <text:p text:style-name="P22"/>
      <text:p text:style-name="P21"/>
      <text:p text:style-name="P21"/>
      <text:p text:style-name="P21"/>
      <text:p text:style-name="P21"/>
      <text:p text:style-name="P21"/>
      <text:p text:style-name="P21"><text:span text:style-name="T5">Note</text:span>: Replace @ with corresponding counts. There must be one white space before and after '='. <text:s/><text:span text:style-name="T49">See sample testcases.</text:span></text:p>
      <text:p text:style-name="P21"/>
      <text:list xml:id="list2372473546" text:style-name="L7">
        <text:list-item>
          <text:p text:style-name="P47"><text:span text:style-name="T16">#global_declarations: </text:span><text:span text:style-name="T19">Total number of global declarations </text:span><text:span text:style-name="T20">(enitites)</text:span><text:span text:style-name="T19"> including functions, global variables, extern variables at the global scope. <text:s/></text:span><text:span text:style-name="T20">Note that declaration and definition for the same function are counted separately. </text:span></text:p>
        </text:list-item>
        <text:list-item>
          <text:p text:style-name="P51"/>
        </text:list-item>
        <text:list-item>
          <text:p text:style-name="P48"><text:span text:style-name="T17">#</text:span><text:span text:style-name="T15">function_definitions</text:span><text:span text:style-name="T17">: </text:span><text:span text:style-name="T19">Total number functions having bodies, i.e. defined.</text:span></text:p>
        </text:list-item>
      </text:list>
      <text:p text:style-name="P28"/>
      <text:list xml:id="list201733788855691" text:continue-numbering="true" text:style-name="L7">
        <text:list-item>
          <text:p text:style-name="P49"><text:span text:style-name="T17">#integer_constants: </text:span><text:span text:style-name="T19">Total number </text:span><text:span text:style-name="T20">of integer constants that appear </text:span><text:span text:style-name="T27">anywhere</text:span><text:span text:style-name="T21"> throughout the program. Should support hexadecimal constants like </text:span><text:span text:style-name="T30">0x1234</text:span><text:span text:style-name="T21">. Upper-case ‘</text:span><text:span text:style-name="T33">X</text:span><text:span text:style-name="T21">’ for hex need not be supported.</text:span></text:p>
        </text:list-item>
      </text:list>
      <text:p text:style-name="P29"/>
      <text:list xml:id="list201733041629757" text:continue-numbering="true" text:style-name="L7">
        <text:list-item>
          <text:p text:style-name="P50"><text:span text:style-name="T18">#pointers_declarations: </text:span><text:span text:style-name="T21">Total count of pointers that are declared throught the file. </text:span><text:span text:style-name="T22">Note that if a function returning a pointer, has both prototype (declaration) and definition, they are counted separately. Pointer casts should not be counted.</text:span></text:p>
        </text:list-item>
      </text:list>
      <text:p text:style-name="P30"/>
      <text:list xml:id="list201732704051266" text:continue-numbering="true" text:style-name="L7">
        <text:list-item>
          <text:p text:style-name="P50"><text:span text:style-name="T18">#ifs_without_else: </text:span><text:span text:style-name="T21">Total count </text:span><text:span text:style-name="T31">if</text:span><text:span text:style-name="T22"> statements that have no associated </text:span><text:span text:style-name="T31">else</text:span><text:span text:style-name="T22"> clause.</text:span></text:p>
        </text:list-item>
      </text:list>
      <text:p text:style-name="P30"/>
      <text:list xml:id="list201733788007186" text:continue-numbering="true" text:style-name="L7">
        <text:list-item>
          <text:p text:style-name="P50"><text:span text:style-name="T18">if-else max-depth: </text:span><text:span text:style-name="T22">The max height of </text:span><text:span text:style-name="T31">if</text:span><text:span text:style-name="T22">-</text:span><text:span text:style-name="T31">else</text:span><text:span text:style-name="T22">-</text:span><text:span text:style-name="T31">if</text:span><text:span text:style-name="T22"> ladder. The height is recursively defined as follows.</text:span></text:p>
        </text:list-item>
      </text:list>
      <text:p text:style-name="P30"/>
      <text:p text:style-name="P33"><text:span text:style-name="T22"><text:tab/><text:tab/><text:tab/></text:span><text:span text:style-name="T28">height</text:span><text:span text:style-name="T22">(Ladder)</text:span></text:p>
      <text:p text:style-name="P33"><text:span text:style-name="T22"><text:tab/><text:tab/><text:tab/> <text:s text:c="3"/>=0, if there is no </text:span><text:span text:style-name="T31">if</text:span><text:span text:style-name="T22"> statement at all.</text:span></text:p>
      <text:p text:style-name="P33"><text:span text:style-name="T22"><text:tab/><text:tab/><text:tab/> <text:s text:c="3"/>=0, if there is </text:span><text:span text:style-name="T31">if</text:span><text:span text:style-name="T22"> but no accompanying </text:span><text:span text:style-name="T31">else</text:span><text:span text:style-name="T22">.</text:span></text:p>
      <text:p text:style-name="P33"><text:span text:style-name="T22"><text:tab/><text:tab/> <text:s text:c="2"/><text:tab/> <text:s text:c="3"/>=1 (for the accom</text:span><text:span text:style-name="T24">p</text:span><text:span text:style-name="T22">anying </text:span><text:span text:style-name="T31">else</text:span><text:span text:style-name="T22">) + </text:span><text:span text:style-name="T28">height</text:span><text:span text:style-name="T22">(Ladder from this </text:span><text:span text:style-name="T31">else</text:span><text:span text:style-name="T22">)</text:span></text:p>
      <text:p text:style-name="P30"/>
      <text:p text:style-name="P33"><text:span text:style-name="T22"><text:tab/>There will be many such ladders, the last line must print the </text:span><text:span text:style-name="T29">height of the longest ladder</text:span><text:span text:style-name="T25"> </text:span><text:span text:style-name="T26">present in the <text:tab/>program. You should keep track of ladders across functions also. Note that there can be ties also.</text:span></text:p>
      <text:p text:style-name="P31"/>
      <text:p text:style-name="P33"><text:span text:style-name="T22"><text:tab/></text:span><text:span text:style-name="T12">if-else max-depth</text:span><text:span text:style-name="T22"> = </text:span><text:span text:style-name="T28">max</text:span><text:span text:style-name="T22">{</text:span><text:span text:style-name="T28">height</text:span><text:span text:style-name="T22">(Ladder</text:span><text:span text:style-name="T37">1</text:span><text:span text:style-name="T22">), ..., </text:span><text:span text:style-name="T28">height</text:span><text:span text:style-name="T22">(Ladder</text:span><text:span text:style-name="T38">n</text:span><text:span text:style-name="T22">)}when there are </text:span><text:span text:style-name="T28">n</text:span><text:span text:style-name="T22"> ladders in the input file.</text:span></text:p>
      <text:p text:style-name="P30"/>
      <text:p text:style-name="P34"><text:span text:style-name="T22">[</text:span><text:span text:style-name="T23">2</text:span><text:span text:style-name="T22">] </text:span><text:span text:style-name="T29">On rejection by the parser, the following should be printed</text:span><text:span text:style-name="T22">:</text:span></text:p>
      <text:p text:style-name="P30"><draw:frame text:anchor-type="paragraph" draw:z-index="2" draw:name="Shape3" draw:style-name="gr2" draw:text-style-name="P53" svg:width="6.896cm" svg:height="0.355cm" svg:x="0.81cm" svg:y="0.222cm"><draw:text-box><text:p><text:span text:style-name="T50">***parsing terminated*** [syntax error]</text:span></text:p></draw:text-box></draw:frame></text:p>
      <text:p text:style-name="P23"/>
      <text:p text:style-name="P21"><text:span text:style-name="T35">[3]</text:span> <text:span text:style-name="T3">On rejection by the lexer when there are unclosed comments, the following should be printed</text:span>:</text:p>
      <text:p text:style-name="P21"><draw:frame text:anchor-type="paragraph" draw:z-index="3" draw:name="Shape3" draw:style-name="gr2" draw:text-style-name="P53" svg:width="10.101cm" svg:height="0.355cm" svg:x="0.81cm" svg:y="0.222cm"><draw:text-box><text:p><text:span text:style-name="T50">***lexing terminated*** [lexer error]: ill-formed comment</text:span></text:p></draw:text-box></draw:frame></text:p>
      <text:p text:style-name="P21"/>
      <text:p text:style-name="P21"><text:span text:style-name="T36">[4]</text:span> <text:span text:style-name="T3">On rejection by your a.out file it must handle these cases</text:span>:</text:p>
      <text:p text:style-name="P21"><text:tab/><text:span text:style-name="T1">Case 1</text:span>: (invalid number of command-line arguments)-</text:p>
      <text:p text:style-name="P21"><draw:frame text:anchor-type="paragraph" draw:z-index="4" draw:name="Shape3" draw:style-name="gr2" draw:text-style-name="P53" svg:width="14.172cm" svg:height="0.355cm" svg:x="0.81cm" svg:y="0.222cm"><draw:text-box><text:p><text:span text:style-name="T50">***process terminated*** [input error]: invalid number of command-line arguments</text:span></text:p></draw:text-box></draw:frame><text:soft-page-break/></text:p>
      <text:p text:style-name="P21"><text:tab/><text:tab/></text:p>
      <text:p text:style-name="P21"><text:tab/><text:span text:style-name="T1">Case 2</text:span>: (no such file &lt;filename&gt; exists)-</text:p>
      <text:p text:style-name="P21"><draw:frame text:anchor-type="paragraph" draw:z-index="5" draw:name="Shape3" draw:style-name="gr2" draw:text-style-name="P53" svg:width="12.364cm" svg:height="0.355cm" svg:x="0.81cm" svg:y="0.222cm"><draw:text-box><text:p><text:span text:style-name="T50">***process terminated*** [input error]: no such file &lt;filename&gt; exists</text:span></text:p></draw:text-box></draw:frame></text:p>
      <text:p text:style-name="P18"/>
      <text:p text:style-name="P18"/>
      <text:p text:style-name="P25"><text:span text:style-name="T6">Note</text:span><text:span text:style-name="T36">: The Makefile should run </text:span><text:span text:style-name="T32">lex</text:span><text:span text:style-name="T36">, </text:span><text:span text:style-name="T32">yacc</text:span><text:span text:style-name="T36">, compile the generated code and generate an executable </text:span><text:span text:style-name="T14">a.out</text:span><text:span text:style-name="T36"> file. Please be careful about the naming conventions and structure of the directory.</text:span></text:p>
      <text:p text:style-name="P24"/>
      <text:p text:style-name="P20">Sample testcase #1</text:p>
      <text:p text:style-name="P19"/>
      <text:p text:style-name="P32">Input</text:p>
      <text:p text:style-name="P27"/>
      <text:p text:style-name="P16">int *var=6;</text:p>
      <text:p text:style-name="P16">struct mystruct *ms=&amp;var;</text:p>
      <text:p text:style-name="P16"/>
      <text:p text:style-name="P16">int auto, static, inline;</text:p>
      <text:p text:style-name="P16"/>
      <text:p text:style-name="P16">extern void *k;</text:p>
      <text:p text:style-name="P16">int p;</text:p>
      <text:p text:style-name="P16">int p;</text:p>
      <text:p text:style-name="P16">int p;</text:p>
      <text:p text:style-name="P16"/>
      <text:p text:style-name="P16">int *hh(char *p);</text:p>
      <text:p text:style-name="P16"/>
      <text:p text:style-name="P16">int main(int b)</text:p>
      <text:p text:style-name="P16">{</text:p>
      <text:p text:style-name="P16"><text:tab/>int auto=2,b=3,c;</text:p>
      <text:p text:style-name="P16"><text:tab/>c=auto+b;</text:p>
      <text:p text:style-name="P16"><text:tab/>printf("%d",c);</text:p>
      <text:p text:style-name="P16"/>
      <text:p text:style-name="P16"><text:tab/>struct player</text:p>
      <text:p text:style-name="P16"><text:tab/>{</text:p>
      <text:p text:style-name="P16"><text:tab/><text:tab/>int a;</text:p>
      <text:p text:style-name="P16"><text:tab/><text:tab/>double c;</text:p>
      <text:p text:style-name="P16"><text:tab/>};</text:p>
      <text:p text:style-name="P16"/>
      <text:p text:style-name="P16"><text:tab/>int *jj=&amp;auto;</text:p>
      <text:p text:style-name="P16"/>
      <text:p text:style-name="P16"><text:tab/>System.out.print("java here");</text:p>
      <text:p text:style-name="P16"><text:tab/>char echo[3]="bash here";</text:p>
      <text:p text:style-name="P16"><text:tab/>myprintf("CS3300 here");</text:p>
      <text:p text:style-name="P16"><text:tab/>printf(echo);</text:p>
      <text:p text:style-name="P16"/>
      <text:p text:style-name="P16"><text:tab/>/*</text:p>
      <text:p text:style-name="P16"><text:tab/><text:tab/>mixing things here a bit</text:p>
      <text:p text:style-name="P16"><text:tab/>*/</text:p>
      <text:p text:style-name="P16"/>
      <text:p text:style-name="P16"><text:tab/>if(a==9)</text:p>
      <text:p text:style-name="P16"><text:tab/>{</text:p>
      <text:p text:style-name="P16"><text:tab/><text:tab/>//NO-OP</text:p>
      <text:p text:style-name="P16"><text:tab/>}</text:p>
      <text:p text:style-name="P16"><text:tab/></text:p>
      <text:p text:style-name="P16"><text:tab/>if(a==1)</text:p>
      <text:p text:style-name="P16"><text:tab/><text:tab/>hh(++jj);</text:p>
      <text:p text:style-name="P16"><text:tab/>else if(a==2)</text:p>
      <text:p text:style-name="P16"><text:tab/><text:tab/>hh(jj++);</text:p>
      <text:p text:style-name="P16"><text:tab/>else if(a==3)</text:p>
      <text:p text:style-name="P16"><text:tab/><text:tab/>hh(*jj++);</text:p>
      <text:p text:style-name="P16"><text:tab/>else</text:p>
      <text:p text:style-name="P27"><text:tab/><text:span text:style-name="T13">{</text:span></text:p>
      <text:p text:style-name="P16"><text:tab/><text:tab/>//NO-OP</text:p>
      <text:p text:style-name="P16"><text:tab/>}</text:p>
      <text:p text:style-name="P16"><text:tab/><text:tab/><text:tab/></text:p>
      <text:p text:style-name="P16"><text:tab/>struct player *p;</text:p>
      <text:p text:style-name="P16"><text:tab/>p=(struct player *)malloc(sizeof(struct player));</text:p>
      <text:p text:style-name="P16"><text:tab/></text:p>
      <text:p text:style-name="P16"><text:tab/>p-&gt;a=1;</text:p>
      <text:p text:style-name="P16"><text:tab/>p-&gt;b=2.4;</text:p>
      <text:p text:style-name="P16"/>
      <text:p text:style-name="P16"><text:tab/>//#pragma omp parallel for</text:p>
      <text:p text:style-name="P16"><text:tab/>for(a=1;a&lt;=5;a++)</text:p>
      <text:p text:style-name="P16"><text:tab/><text:tab/>static(a);</text:p>
      <text:p text:style-name="P16"/>
      <text:p text:style-name="P16"><text:tab/>int *p;</text:p>
      <text:p text:style-name="P16"><text:tab/>float *j;</text:p>
      <text:p text:style-name="P16"><text:tab/>p=&amp;auto;</text:p>
      <text:p text:style-name="P16"><text:tab/>j=0x1234;</text:p>
      <text:p text:style-name="P16"><text:tab/>printf("*j=%p",(char *)j);</text:p>
      <text:p text:style-name="P16"/>
      <text:p text:style-name="P16"><text:tab/>void *static=&amp;c;</text:p>
      <text:p text:style-name="P16"/>
      <text:p text:style-name="P16"><text:tab/>int a=5,b=8,c;</text:p>
      <text:p text:style-name="P16"><text:soft-page-break/><text:tab/>c=a&lt;=&gt;b;</text:p>
      <text:p text:style-name="P16"/>
      <text:p text:style-name="P16"><text:tab/>hh(p);</text:p>
      <text:p text:style-name="P16"><text:tab/></text:p>
      <text:p text:style-name="P16"><text:tab/>return(0);</text:p>
      <text:p text:style-name="P16">}<text:tab/></text:p>
      <text:p text:style-name="P16"/>
      <text:p text:style-name="P16">int *hh(char *p)</text:p>
      <text:p text:style-name="P16">{</text:p>
      <text:p text:style-name="P16"><text:tab/>int n=7;</text:p>
      <text:p text:style-name="P16"/>
      <text:p text:style-name="P16"><text:tab/>scanf("%d",&amp;n);</text:p>
      <text:p text:style-name="P16"><text:tab/></text:p>
      <text:p text:style-name="P16"><text:tab/>if(n==0)</text:p>
      <text:p text:style-name="P16"><text:tab/><text:tab/>printf("%d\n",n+1);</text:p>
      <text:p text:style-name="P16"><text:tab/>else if(n==1)</text:p>
      <text:p text:style-name="P16"><text:tab/><text:tab/>printf("%d\n",n+2);</text:p>
      <text:p text:style-name="P16"><text:tab/></text:p>
      <text:p text:style-name="P16"><text:tab/>return(NULL);</text:p>
      <text:p text:style-name="P16">}<text:tab/></text:p>
      <text:p text:style-name="P16"/>
      <text:p text:style-name="P32">Expected output</text:p>
      <text:p text:style-name="P32"><draw:frame text:anchor-type="paragraph" draw:z-index="7" draw:name="Shape2" draw:style-name="gr1" draw:text-style-name="P52" svg:width="4.823cm" svg:height="2.472cm" svg:x="0.737cm" svg:y="0.377cm"><draw:text-box><text:p><text:span text:style-name="T50">***parsing successful***</text:span></text:p><text:p><text:span text:style-name="T50">#global_declarations = 10</text:span></text:p><text:p><text:span text:style-name="T50">#function_definitions = 2</text:span></text:p><text:p><text:span text:style-name="T50">#integer_constants = 20</text:span></text:p><text:p><text:span text:style-name="T50">#pointers_declarations = 12</text:span></text:p><text:p><text:span text:style-name="T50">#ifs_without_else = 2</text:span></text:p><text:p><text:span text:style-name="T50">if-else max-depth = 3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26"/>
      <text:p text:style-name="P20"><text:span text:style-name="T39">Sample testcase #</text:span>2</text:p>
      <text:p text:style-name="P19"/>
      <text:p text:style-name="P32">Input</text:p>
      <text:p text:style-name="P27"/>
      <text:p text:style-name="P16">int a, b, c;</text:p>
      <text:p text:style-name="P16"/>
      <text:p text:style-name="P16">int main(int *argc, char* argv[])</text:p>
      <text:p text:style-name="P16">{</text:p>
      <text:p text:style-name="P16"><text:tab/>int a, i;</text:p>
      <text:p text:style-name="P16"><text:tab/>int b[10];</text:p>
      <text:p text:style-name="P16"><text:tab/>for(i=1; i&lt;=10; ++i) {</text:p>
      <text:p text:style-name="P16"><text:tab/><text:tab/>b[i-1] = i*i;<text:tab/><text:tab/>// square</text:p>
      <text:p text:style-name="P16"><text:tab/>}</text:p>
      <text:p text:style-name="P16"><text:tab/>int *c = b;</text:p>
      <text:p text:style-name="P16"><text:tab/>i = 0;</text:p>
      <text:p text:style-name="P16"><text:tab/>int d= 0;</text:p>
      <text:p text:style-name="P16"><text:tab/>while(i&lt;10) {</text:p>
      <text:p text:style-name="P16"><text:tab/><text:tab/>d += *(c + i);</text:p>
      <text:p text:style-name="P16"><text:tab/>}</text:p>
      <text:p text:style-name="P16"><text:tab/>printf("%d\n", d);<text:tab/>// print sum of values</text:p>
      <text:p text:style-name="P16"><text:tab/>return 0;</text:p>
      <text:p text:style-name="P16">}</text:p>
      <text:p text:style-name="P16"/>
      <text:p text:style-name="P16"/>
      <text:p text:style-name="P32">Expected output</text:p>
      <text:p text:style-name="P32"><draw:frame text:anchor-type="paragraph" draw:z-index="6" draw:name="Shape3" draw:style-name="gr2" draw:text-style-name="P53" svg:width="6.896cm" svg:height="0.355cm" svg:x="0.81cm" svg:y="0.222cm"><draw:text-box><text:p><text:span text:style-name="T50">***parsing terminated*** [syntax error]</text:span></text:p></draw:text-box></draw:frame></text:p>
      <text:p text:style-name="P32"/>
      <text:p text:style-name="P19"/>
      <text:p text:style-name="P16"/>
      <text:p text:style-name="P19"/>
      <text:p text:style-name="P26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TeX Gyre Cursor" svg:font-family="'TeX Gyre Cursor'" style:font-pitch="fixed"/>
    <style:font-face style:name="Ubuntu Mono" svg:font-family="'Ubuntu Mono'" style:font-pitch="fixed"/>
    <style:font-face style:name="Liberation Serif1" svg:font-family="'Liberation Serif'" style:font-pitch="variable"/>
    <style:font-face style:name="Ubuntu" svg:font-family="Ubuntu" style:font-pitch="variable"/>
    <style:font-face style:name="Ubuntu Mono2" svg:font-family="'Ubuntu Mono'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use-window-font-color="true"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09:20:08.207520701</meta:creation-date>
    <dc:date>2025-12-27T20:17:32.282300865</dc:date>
    <meta:editing-duration>PT28M41S</meta:editing-duration>
    <meta:editing-cycles>17</meta:editing-cycles>
    <meta:generator>LibreOffice/6.4.7.2$Linux_X86_64 LibreOffice_project/40$Build-2</meta:generator>
    <meta:document-statistic meta:table-count="1" meta:image-count="0" meta:object-count="0" meta:page-count="4" meta:paragraph-count="177" meta:word-count="1017" meta:character-count="6639" meta:non-whitespace-character-count="5695"/>
  </office:meta>
</office:document-meta>
</file>